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3A0000003175928A02F48F17A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OldStyle" svg:font-family="BookmanOldStyle"/>
    <style:font-face style:name="BookmanOldStyle,Bold" svg:font-family="'BookmanOldStyle,Bold'"/>
    <style:font-face style:name="BookmanOldStyle1" svg:font-family="BookmanOldStyle, Bold"/>
    <style:font-face style:name="Lohit Hindi1" svg:font-family="'Lohit Hind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3.09cm" fo:margin-left="0.088cm" table:align="left"/>
    </style:style>
    <style:style style:name="Tabela1.A" style:family="table-column">
      <style:table-column-properties style:column-width="7.687cm"/>
    </style:style>
    <style:style style:name="Tabela1.B" style:family="table-column">
      <style:table-column-properties style:column-width="5.40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style:font-name="Abyssinica SIL"/>
    </style:style>
    <style:style style:name="P2" style:family="paragraph" style:parent-style-name="Header">
      <style:paragraph-properties fo:text-align="start" style:justify-single-word="false"/>
      <style:text-properties style:font-name="Abyssinica SIL" fo:font-size="13pt" style:font-size-asian="13pt" style:font-size-complex="13pt"/>
    </style:style>
    <style:style style:name="P3" style:family="paragraph" style:parent-style-name="Header">
      <style:paragraph-properties fo:text-align="start" style:justify-single-word="false"/>
      <style:text-properties style:font-name="Abyssinica SIL" fo:font-size="13pt" officeooo:rsid="000ed4c7" officeooo:paragraph-rsid="000ed4c7" style:font-size-asian="13pt" style:font-size-complex="13pt"/>
    </style:style>
    <style:style style:name="P4" style:family="paragraph" style:parent-style-name="Header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style:font-name="BookmanOldStyle" fo:font-size="10.5pt" fo:font-weight="normal" officeooo:rsid="0016de6e" officeooo:paragraph-rsid="0016de6e" style:font-size-asian="10.5pt" style:font-weight-asian="normal" style:font-name-complex="BookmanOldStyle" style:font-size-complex="10.5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BookmanOldStyle" fo:font-size="10.5pt" fo:font-weight="normal" officeooo:rsid="0016de6e" officeooo:paragraph-rsid="0016de6e" style:font-size-asian="10.5pt" style:font-weight-asian="normal" style:font-name-complex="BookmanOldStyle" style:font-size-complex="10.5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/>
      <style:text-properties style:font-name="BookmanOldStyle,Bold" fo:font-size="10pt" fo:font-weight="bold" officeooo:paragraph-rsid="00125f2a" style:font-size-asian="10pt" style:font-weight-asian="bold" style:font-name-complex="BookmanOldStyle,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/>
      <style:text-properties style:font-name="BookmanOldStyle,Bold" fo:font-size="10pt" fo:font-weight="bold" officeooo:paragraph-rsid="00125f2a" fo:background-color="transparent" style:font-size-asian="10pt" style:font-weight-asian="bold" style:font-name-complex="BookmanOldStyle,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BookmanOldStyle,Bold" fo:font-size="10pt" officeooo:paragraph-rsid="00125f2a" style:font-size-asian="10pt" style:font-name-complex="BookmanOldStyle,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BookmanOldStyle,Bold" fo:font-size="10.5pt" fo:font-weight="bold" officeooo:paragraph-rsid="00125f2a" style:font-size-asian="10.5pt" style:font-weight-asian="bold" style:font-name-complex="BookmanOldStyle,Bold" style:font-size-complex="10.5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/>
      <style:text-properties style:font-name="BookmanOldStyle,Bold" fo:font-size="10.5pt" fo:font-weight="bold" officeooo:paragraph-rsid="00125f2a" style:font-size-asian="10.5pt" style:font-weight-asian="bold" style:font-name-complex="BookmanOldStyle,Bold" style:font-size-complex="10.5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/>
      <style:text-properties fo:font-size="11pt" officeooo:paragraph-rsid="0016de6e" fo:background-color="transparent" style:font-size-asian="11pt" style:font-size-complex="11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BookmanOldStyle" fo:font-size="10pt" officeooo:rsid="00125f2a" officeooo:paragraph-rsid="00125f2a" style:font-size-asian="10pt" style:font-name-complex="BookmanOldStyle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/>
      <style:text-properties style:font-name="BookmanOldStyle" fo:font-size="10.5pt" officeooo:paragraph-rsid="00125f2a" style:font-size-asian="10.5pt" style:font-name-complex="BookmanOldStyle" style:font-size-complex="10.5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/>
      <style:text-properties style:font-name="BookmanOldStyle" fo:font-size="10.5pt" officeooo:paragraph-rsid="00125f2a" fo:background-color="transparent" style:font-size-asian="10.5pt" style:font-name-complex="BookmanOldStyle" style:font-size-complex="10.5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BookmanOldStyle" fo:font-size="10.5pt" fo:font-weight="normal" officeooo:paragraph-rsid="0016de6e" fo:background-color="transparent" style:font-size-asian="10.5pt" style:font-weight-asian="normal" style:font-name-complex="BookmanOldStyle" style:font-size-complex="10.5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BookmanOldStyle" fo:font-size="10.5pt" fo:font-weight="normal" officeooo:paragraph-rsid="0016de6e" fo:background-color="#ffffff" style:font-size-asian="10.5pt" style:font-weight-asian="normal" style:font-name-complex="BookmanOldStyle" style:font-size-complex="10.5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/>
      <style:text-properties fo:font-size="10.5pt" officeooo:paragraph-rsid="00125f2a" style:font-size-asian="10.5pt" style:font-size-complex="10.5pt"/>
    </style:style>
    <style:style style:name="P19" style:family="paragraph" style:parent-style-name="Standard">
      <style:paragraph-properties fo:text-align="center" style:justify-single-word="false"/>
      <style:text-properties style:font-name="BookmanOldStyle,Bold" fo:font-size="10pt" officeooo:paragraph-rsid="00125f2a" style:font-size-asian="10pt" style:font-name-complex="BookmanOldStyle,Bold" style:font-size-complex="10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 style:text-autospace="none"/>
      <style:text-properties style:font-name="BookmanOldStyle" fo:font-size="10.5pt" officeooo:paragraph-rsid="00125f2a" style:font-size-asian="10.5pt" style:font-name-complex="BookmanOldStyle" style:font-size-complex="10.5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 style:text-autospace="none"/>
      <style:text-properties fo:font-size="10.5pt" officeooo:paragraph-rsid="00125f2a" style:font-size-asian="10.5pt" style:font-size-complex="10.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ed4c7" style:font-size-asian="13pt" style:font-size-complex="13pt"/>
    </style:style>
    <style:style style:name="T3" style:family="text">
      <style:text-properties officeooo:rsid="000ed4c7"/>
    </style:style>
    <style:style style:name="T4" style:family="text">
      <style:text-properties fo:font-size="12pt" officeooo:rsid="000ed4c7" style:font-size-asian="12pt" style:font-size-complex="12pt"/>
    </style:style>
    <style:style style:name="T5" style:family="text">
      <style:text-properties style:font-name="Abyssinica SIL" fo:font-size="13pt" officeooo:rsid="000ed4c7" style:font-size-asian="13pt" style:font-size-complex="13pt"/>
    </style:style>
    <style:style style:name="T6" style:family="text">
      <style:text-properties style:font-name="BookmanOldStyle" style:font-name-complex="BookmanOldStyle"/>
    </style:style>
    <style:style style:name="T7" style:family="text">
      <style:text-properties style:font-name="BookmanOldStyle" fo:background-color="transparent" loext:char-shading-value="0" style:font-name-complex="BookmanOldStyle"/>
    </style:style>
    <style:style style:name="T8" style:family="text">
      <style:text-properties style:font-name="BookmanOldStyle" officeooo:rsid="00146420" fo:background-color="transparent" loext:char-shading-value="0" style:font-name-complex="BookmanOldStyle"/>
    </style:style>
    <style:style style:name="T9" style:family="text">
      <style:text-properties style:font-name="BookmanOldStyle" officeooo:rsid="0012622c" fo:background-color="transparent" loext:char-shading-value="0" style:font-name-complex="BookmanOldStyle"/>
    </style:style>
    <style:style style:name="T10" style:family="text">
      <style:text-properties style:font-name="BookmanOldStyle" officeooo:rsid="00125f2a" fo:background-color="transparent" loext:char-shading-value="0" style:font-name-complex="BookmanOldStyle"/>
    </style:style>
    <style:style style:name="T11" style:family="text">
      <style:text-properties style:font-name="BookmanOldStyle" officeooo:rsid="00126974" fo:background-color="transparent" loext:char-shading-value="0" style:font-name-complex="BookmanOldStyle"/>
    </style:style>
    <style:style style:name="T12" style:family="text">
      <style:text-properties style:font-name="BookmanOldStyle" officeooo:rsid="0016de6e" fo:background-color="transparent" loext:char-shading-value="0" style:font-name-complex="BookmanOldStyle"/>
    </style:style>
    <style:style style:name="T13" style:family="text">
      <style:text-properties style:font-name="BookmanOldStyle" fo:font-weight="bold" style:font-weight-asian="bold" style:font-name-complex="BookmanOldStyle" style:font-weight-complex="bold"/>
    </style:style>
    <style:style style:name="T14" style:family="text">
      <style:text-properties style:font-name="BookmanOldStyle" fo:font-weight="normal" style:font-weight-asian="normal" style:font-name-complex="BookmanOldStyle" style:font-weight-complex="normal"/>
    </style:style>
    <style:style style:name="T15" style:family="text">
      <style:text-properties style:font-name="BookmanOldStyle,Bold" fo:font-weight="bold" style:font-weight-asian="bold" style:font-name-complex="BookmanOldStyle,Bold" style:font-weight-complex="bold"/>
    </style:style>
    <style:style style:name="T16" style:family="text">
      <style:text-properties style:font-name="BookmanOldStyle,Bold" fo:font-weight="bold" officeooo:rsid="00126974" style:font-weight-asian="bold" style:font-name-complex="BookmanOldStyle,Bold" style:font-weight-complex="bold"/>
    </style:style>
    <style:style style:name="T17" style:family="text">
      <style:text-properties style:font-name="BookmanOldStyle,Bold" fo:font-weight="bold" officeooo:rsid="00146420" style:font-weight-asian="bold" style:font-name-complex="BookmanOldStyle,Bold" style:font-weight-complex="bold"/>
    </style:style>
    <style:style style:name="T18" style:family="text">
      <style:text-properties style:font-name="BookmanOldStyle,Bold" fo:font-weight="bold" officeooo:rsid="001494ab" style:font-weight-asian="bold" style:font-name-complex="BookmanOldStyle,Bold" style:font-weight-complex="bold"/>
    </style:style>
    <style:style style:name="T19" style:family="text">
      <style:text-properties style:font-name="BookmanOldStyle,Bold" fo:font-weight="bold" officeooo:rsid="0015b952" style:font-weight-asian="bold" style:font-name-complex="BookmanOldStyle,Bold" style:font-weight-complex="bold"/>
    </style:style>
    <style:style style:name="T20" style:family="text">
      <style:text-properties style:font-name="BookmanOldStyle,Bold" fo:font-weight="normal" style:font-weight-asian="normal" style:font-name-complex="BookmanOldStyle,Bold" style:font-weight-complex="normal"/>
    </style:style>
    <style:style style:name="T21" style:family="text">
      <style:text-properties officeooo:rsid="00125f2a"/>
    </style:style>
    <style:style style:name="T22" style:family="text">
      <style:text-properties officeooo:rsid="00146420"/>
    </style:style>
    <style:style style:name="T23" style:family="text">
      <style:text-properties officeooo:rsid="0016de6e"/>
    </style:style>
    <style:style style:name="T24" style:family="text">
      <style:text-properties fo:color="#000000" style:font-name="BookmanOldStyle1" fo:font-size="10pt" fo:font-weight="bold" officeooo:rsid="00146420" fo:background-color="#ffffff" loext:char-shading-value="0" style:font-size-asian="10pt" style:font-weight-asian="bold" style:font-name-complex="BookmanOldStyle1" style:font-size-complex="10pt" style:font-weight-complex="bold"/>
    </style:style>
    <style:style style:name="T25" style:family="text">
      <style:text-properties fo:color="#000000" style:font-name="BookmanOldStyle1" fo:font-size="10pt" fo:font-weight="bold" officeooo:rsid="000497b5" fo:background-color="#ffffff" loext:char-shading-value="0" style:font-size-asian="10pt" style:font-weight-asian="bold" style:font-name-complex="BookmanOldStyle1" style:font-size-complex="10pt" style:font-weight-complex="bold"/>
    </style:style>
    <style:style style:name="T26" style:family="text">
      <style:text-properties fo:color="#000000" style:font-name="BookmanOldStyle1" fo:font-size="10pt" fo:font-weight="bold" officeooo:rsid="001494ab" fo:background-color="#ffffff" loext:char-shading-value="0" style:font-size-asian="10pt" style:font-weight-asian="bold" style:font-name-complex="BookmanOldStyle1" style:font-size-complex="10pt" style:font-weight-complex="bold"/>
    </style:style>
    <style:style style:name="T27" style:family="text">
      <style:text-properties fo:color="#000000" style:font-name="BookmanOldStyle1" fo:font-size="10pt" fo:font-weight="bold" officeooo:rsid="0015b952" fo:background-color="#ffffff" loext:char-shading-value="0" style:font-size-asian="10pt" style:font-weight-asian="bold" style:font-name-complex="BookmanOldStyle1" style:font-size-complex="10pt" style:font-weight-complex="bold"/>
    </style:style>
    <style:style style:name="T28" style:family="text">
      <style:text-properties fo:color="#000000" style:font-name="BookmanOldStyle1" fo:font-size="10pt" fo:font-weight="bold" officeooo:rsid="0015b952" style:font-size-asian="10pt" style:font-weight-asian="bold" style:font-name-complex="BookmanOldStyle1" style:font-size-complex="10pt" style:font-weight-complex="bold"/>
    </style:style>
    <style:style style:name="T29" style:family="text">
      <style:text-properties fo:color="#000000" style:font-name="BookmanOldStyle1" fo:font-size="10pt" officeooo:rsid="00146420" fo:background-color="#ffffff" loext:char-shading-value="0" style:font-size-asian="10pt" style:font-name-complex="BookmanOldStyle1" style:font-size-complex="10pt"/>
    </style:style>
    <style:style style:name="T30" style:family="text">
      <style:text-properties fo:color="#000000" style:font-name="BookmanOldStyle1" fo:font-size="10pt" officeooo:rsid="000497b5" fo:background-color="#ffffff" loext:char-shading-value="0" style:font-size-asian="10pt" style:font-name-complex="BookmanOldStyle1" style:font-size-complex="10pt"/>
    </style:style>
    <style:style style:name="T31" style:family="text">
      <style:text-properties fo:color="#000000" style:font-name="BookmanOldStyle1" fo:font-size="10pt" officeooo:rsid="001494ab" fo:background-color="#ffffff" loext:char-shading-value="0" style:font-size-asian="10pt" style:font-name-complex="BookmanOldStyle1" style:font-size-complex="10pt"/>
    </style:style>
    <style:style style:name="T32" style:family="text">
      <style:text-properties fo:color="#000000" style:font-name="BookmanOldStyle1" fo:font-size="10pt" officeooo:rsid="0015b952" fo:background-color="#ffffff" loext:char-shading-value="0" style:font-size-asian="10pt" style:font-name-complex="BookmanOldStyle1" style:font-size-complex="10pt"/>
    </style:style>
    <style:style style:name="T33" style:family="text">
      <style:text-properties fo:color="#000000" style:font-name="BookmanOldStyle1" fo:font-size="10pt" officeooo:rsid="0015b952" style:font-size-asian="10pt" style:font-name-complex="BookmanOldStyle1" style:font-size-complex="10pt"/>
    </style:style>
    <style:style style:name="T34" style:family="text">
      <style:text-properties fo:color="#000000" style:font-name="BookmanOldStyle1" officeooo:rsid="00146420" fo:background-color="#ffffff" loext:char-shading-value="0" style:font-name-complex="BookmanOldStyle1"/>
    </style:style>
    <style:style style:name="T35" style:family="text">
      <style:text-properties fo:color="#000000" style:font-name="BookmanOldStyle1" officeooo:rsid="000497b5" fo:background-color="#ffffff" loext:char-shading-value="0" style:font-name-complex="BookmanOldStyle1"/>
    </style:style>
    <style:style style:name="T36" style:family="text">
      <style:text-properties fo:color="#000000" style:font-name="BookmanOldStyle1" officeooo:rsid="001494ab" fo:background-color="#ffffff" loext:char-shading-value="0" style:font-name-complex="BookmanOldStyle1"/>
    </style:style>
    <style:style style:name="T37" style:family="text">
      <style:text-properties fo:color="#000000" style:font-name="BookmanOldStyle1" officeooo:rsid="0015b952" fo:background-color="#ffffff" loext:char-shading-value="0" style:font-name-complex="BookmanOldStyle1"/>
    </style:style>
    <style:style style:name="T38" style:family="text">
      <style:text-properties fo:color="#000000" style:font-name="BookmanOldStyle1" officeooo:rsid="0015b952" style:font-name-complex="BookmanOldStyl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0">EDITAL DE CONVOCAÇÃO PARA AS ELEIÇÕES DOS INTEGRANTES DA COMISSÃO DE ÉTICA DE</text:p>
      <text:p text:style-name="P10">ENFERMAGEM (CEEn)</text:p>
      <text:p text:style-name="P20"/>
      <text:p text:style-name="P21"><text:span text:style-name="T6">A Gerência de Enfermagem do Hospital Infantil Seara do Bem do município de Lages convoca todos os profissionais de Enfermagem (Enfermeiros, Técnicos e Auxiliares de Enfermagem) para participarem das eleições dos membros da Comissão de Ética de Enfermagem (CEEn) que será realizada no di</text:span><text:span text:style-name="T7">a </text:span><text:span text:style-name="T12">18</text:span><text:span text:style-name="T7">/0</text:span><text:span text:style-name="T12">6</text:span><text:span text:style-name="T7">/201</text:span><text:span text:style-name="T12">8</text:span><text:span text:style-name="T7">, no horário das 08:00 às 20:00horas </text:span><text:span text:style-name="T11">e dia </text:span><text:span text:style-name="T8">19</text:span><text:span text:style-name="T11">/0</text:span><text:span text:style-name="T12">6</text:span><text:span text:style-name="T11">/201</text:span><text:span text:style-name="T12">8</text:span><text:span text:style-name="T11">, no horário das 19:00 às 20:00 horas.</text:span></text:p>
      <text:p text:style-name="P11">Das inscrições dos candidatos para comporem a CEEn:</text:p>
      <text:p text:style-name="P18"><text:span text:style-name="T6">a) Os candidatos interessados deverão inscrever-se, </text:span><text:span text:style-name="T15">individualmente</text:span><text:span text:style-name="T6">, com a Comissão Eleitoral, até 10 (dez) dias antes das eleições, por nível de formação (Enfermeiros, Técnicos em Enfermagem e Auxiliares de Enfermagem), </text:span><text:span text:style-name="T15">sem a formação de chapas</text:span><text:span text:style-name="T6">.</text:span></text:p>
      <text:p text:style-name="P14">b) Para se inscrever, os candidatos deverão atender os critérios estabelecidos no Regimento Interno da Comissão de Ética (CEEn) da Entidade, dispostos no Art. 7º, incisos I a IV.</text:p>
      <text:p text:style-name="P14">c) Cada nível profissional vota nos candidatos do seu respectivo nível.</text:p>
      <text:p text:style-name="P14">d) A eleição será válida, se o número de votantes, por nível profissional, for, no mínimo, a metade mais um do total de profissionais existentes na Entidade. Caso contrário, deverá ser feita nova eleição naquele nível que não atingiu o percentual indicado.</text:p>
      <text:p text:style-name="P14">e) A Gerência de Enfermagem e os membros da Comissão Eleitoral, não podem ser candidatos às eleições.</text:p>
      <text:p text:style-name="P11">Da Comissão Eleitoral:</text:p>
      <text:p text:style-name="P15">A Comissão Eleitoral é composta pelos seguintes profissionais:</text:p>
      <text:p text:style-name="P1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Nomes</text:p>
          </table:table-cell>
          <table:table-cell table:style-name="Tabela1.B1" office:value-type="string">
            <text:p text:style-name="P6">N. Inscrição no Coren/SC</text:p>
          </table:table-cell>
        </table:table-row>
        <table:table-row>
          <table:table-cell table:style-name="Tabela1.A2" office:value-type="string">
            <text:p text:style-name="P5">01. <text:s/><text:span text:style-name="T34">Ma</text:span><text:span text:style-name="T35">r</text:span><text:span text:style-name="T34">celli Steffani Machado</text:span></text:p>
          </table:table-cell>
          <table:table-cell table:style-name="Tabela1.B2" office:value-type="string">
            <text:p text:style-name="P16"><text:span text:style-name="T34">278989</text:span></text:p>
          </table:table-cell>
        </table:table-row>
        <table:table-row>
          <table:table-cell table:style-name="Tabela1.A2" office:value-type="string">
            <text:p text:style-name="P5">02. <text:s/><text:span text:style-name="T36">Aline Alexandre Pereira</text:span></text:p>
          </table:table-cell>
          <table:table-cell table:style-name="Tabela1.B2" office:value-type="string">
            <text:p text:style-name="P16"><text:span text:style-name="T36">731107</text:span></text:p>
          </table:table-cell>
        </table:table-row>
        <table:table-row>
          <table:table-cell table:style-name="Tabela1.A2" office:value-type="string">
            <text:p text:style-name="P5">03. <text:s/><text:span text:style-name="T37">Clarice da Silva Freitas Alves Viero</text:span></text:p>
          </table:table-cell>
          <table:table-cell table:style-name="Tabela1.B2" office:value-type="string">
            <text:p text:style-name="P17"><text:span text:style-name="T38">2664934</text:span></text:p>
          </table:table-cell>
        </table:table-row>
      </table:table>
      <text:p text:style-name="P15"/>
      <text:p text:style-name="P18"><text:span text:style-name="T6">A Comissão Eleitoral conduzirá os trabalhos de divulgação, organização, realização do pleito, apuração, divulgação dos resultados e o seu encaminhamento à Gerência de Enfermagem.</text:span></text:p>
      <text:p text:style-name="P11">Dos resultados:</text:p>
      <text:p text:style-name="P18"><text:span text:style-name="T6">A Gerência de Enfermagem proclamará os resultados, no </text:span><text:span text:style-name="T15">Edital de Proclamação dos Resultados das Eleições</text:span><text:span text:style-name="T6">, no prazo de 24 (vinte e quatro) horas.</text:span></text:p>
      <text:p text:style-name="P18"><text:span text:style-name="T6">Em 15 (quinze) dias, a contar da data do pleito, a Gerência de Enfermagem encaminhará a cópia do Edital de Proclamação dos Resultados ao COREN-SC, indicando: </text:span><text:span text:style-name="T15">a) </text:span><text:span text:style-name="T6">o total de eleitores por nível profissional; </text:span><text:span text:style-name="T15">b) </text:span><text:span text:style-name="T6">o nome de </text:span><text:span text:style-name="T20">todos os candidatos eleitos </text:span><text:span text:style-name="T14">por nível profissional, acompanhado do número do COREN-SC e o</text:span><text:span text:style-name="T6"> respectivo número de votos, bem como, o número de votos nulos e/ou em branco, e os nomes dos membros efetivos da Comissão eleita e seus respectivos suplentes.</text:span></text:p>
      <text:p text:style-name="P7"/>
      <text:p text:style-name="P8"/>
      <text:p text:style-name="P8">Lages, <text:span text:style-name="T22">03 </text:span>de <text:span text:style-name="T23">maio</text:span> de 201<text:span text:style-name="T23">8</text:span>.</text:p>
      <text:p text:style-name="P13"/>
      <text:p text:style-name="P13">Fernanda de Matia</text:p>
      <text:p text:style-name="P9">COREN-SC <text:span text:style-name="T21">142000</text:span></text:p>
      <text:p text:style-name="P19">Gerência de Enfermag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manOldStyle" svg:font-family="BookmanOldStyle"/>
    <style:font-face style:name="BookmanOldStyle,Bold" svg:font-family="'BookmanOldStyle,Bold'"/>
    <style:font-face style:name="BookmanOldStyle1" svg:font-family="BookmanOldStyle, Bold"/>
    <style:font-face style:name="Lohit Hindi1" svg:font-family="'Lohit Hind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byssinica SIL"/>
    </style:style>
    <style:style style:name="MP2" style:family="paragraph" style:parent-style-name="Header">
      <style:paragraph-properties fo:text-align="start" style:justify-single-word="false"/>
      <style:text-properties style:font-name="Abyssinica SIL" fo:font-size="13pt" style:font-size-asian="13pt" style:font-size-complex="13pt"/>
    </style:style>
    <style:style style:name="MP3" style:family="paragraph" style:parent-style-name="Header">
      <style:paragraph-properties fo:text-align="start" style:justify-single-word="false"/>
      <style:text-properties style:font-name="Abyssinica SIL" fo:font-size="13pt" officeooo:rsid="000ed4c7" officeooo:paragraph-rsid="000ed4c7" style:font-size-asian="13pt" style:font-size-complex="13pt"/>
    </style:style>
    <style:style style:name="MP4" style:family="paragraph" style:parent-style-name="Header">
      <style:paragraph-properties fo:text-align="start" style:justify-single-word="false"/>
    </style:style>
    <style:style style:name="MT1" style:family="text">
      <style:text-properties fo:font-size="13pt" style:font-size-asian="13pt" style:font-size-complex="13pt"/>
    </style:style>
    <style:style style:name="MT2" style:family="text">
      <style:text-properties fo:font-size="13pt" officeooo:rsid="000ed4c7" style:font-size-asian="13pt" style:font-size-complex="13pt"/>
    </style:style>
    <style:style style:name="MT3" style:family="text">
      <style:text-properties officeooo:rsid="000ed4c7"/>
    </style:style>
    <style:style style:name="MT4" style:family="text">
      <style:text-properties fo:font-size="12pt" officeooo:rsid="000ed4c7" style:font-size-asian="12pt" style:font-size-complex="12pt"/>
    </style:style>
    <style:style style:name="MT5" style:family="text">
      <style:text-properties style:font-name="Abyssinica SIL" fo:font-size="13pt" officeooo:rsid="000ed4c7" style:font-size-asian="13pt" style:font-size-complex="13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048cm" svg:y="-0.074cm" svg:width="2.339cm" svg:height="1.981cm" draw:z-index="0"><draw:image xlink:href="Pictures/100000000000003A0000003175928A02F48F17A7.png" xlink:type="simple" xlink:show="embed" xlink:actuate="onLoad"/></draw:frame> <text:s text:c="18"/><text:span text:style-name="MT1"><text:s text:c="5"/></text:span><text:span text:style-name="MT2">HOSPITAL INFANTIL SEARA DO BEM</text:span></text:p>
        <text:p text:style-name="MP2"><text:span text:style-name="MT3"><text:s text:c="23"/></text:span><text:span text:style-name="MT4">Associação Beneficente Seara Do Bem</text:span></text:p>
        <text:p text:style-name="MP3"><text:s text:c="12"/><text:tab/>Av. Luiz De Camões, 1511 – Fone: (49) 3251- 7700 CEP 88520-000</text:p>
        <text:p text:style-name="MP4"><text:span text:style-name="MT5"><text:s text:c="28"/>Lages – SC <text:s/>site: </text:span><text:a xlink:type="simple" xlink:href="http://www.hisb.org.br/" text:style-name="Internet_20_link" text:visited-style-name="Visited_20_Internet_20_Link"><text:span text:style-name="MT5">www.hisb.org.br</text:span></text:a><text:span text:style-name="MT5">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fia Enfermagem</meta:initial-creator>
    <meta:creation-date>2015-03-17T10:07:28.951434011</meta:creation-date>
    <meta:printed-by>Chefia Enfermagem</meta:printed-by>
    <meta:print-date>2015-03-17T10:14:13.679165866</meta:print-date>
    <dc:date>2018-05-03T10:49:52.361501262</dc:date>
    <meta:editing-duration>PT5H33M28S</meta:editing-duration>
    <meta:editing-cycles>5</meta:editing-cycles>
    <meta:generator>LibreOffice/5.3.1.2$Linux_X86_64 LibreOffice_project/30m0$Build-2</meta:generator>
    <meta:document-statistic meta:table-count="1" meta:image-count="1" meta:object-count="0" meta:page-count="1" meta:paragraph-count="31" meta:word-count="419" meta:character-count="2749" meta:non-whitespace-character-count="2266"/>
  </office:meta>
</office:document-meta>
</file>